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KR Regular" svg:font-family="'Noto Sans CJK KR Regular'"/>
    <style:font-face style:name="Noto Sans CJK JP Regular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9.8cm" fo:min-width="24.9cm"/>
    </style:style>
    <style:style style:name="gr2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0.013cm" fo:min-width="24.9cm"/>
    </style:style>
    <style:style style:name="gr3" style:family="graphic" style:parent-style-name="standard" style:list-style-name="L2">
      <style:graphic-properties draw:stroke="none" svg:stroke-width="0.035cm" draw:stroke-linejoin="miter" draw:fill="solid" draw:fill-color="#c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2">
      <style:graphic-properties draw:stroke="none" svg:stroke-width="0.035cm" draw:stroke-linejoin="miter" draw:fill="solid" draw:fill-color="#0d0d0d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.035cm" draw:stroke-linejoin="miter" draw:fill="solid" draw:fill-color="#407927" draw:textarea-vertical-align="middle" draw:auto-grow-height="false" draw:fit-to-size="false" fo:min-height="3.16cm" fo:min-width="16.239cm" fo:padding-top="0.125cm" fo:padding-bottom="0.125cm" fo:padding-left="0.25cm" fo:padding-right="0.25cm" fo:wrap-option="wrap"/>
    </style:style>
    <style:style style:name="gr6" style:family="graphic" style:parent-style-name="standard" style:list-style-name="L2">
      <style:graphic-properties draw:stroke="none" svg:stroke-width="0.035cm" draw:stroke-linejoin="miter" draw:fill="solid" draw:fill-color="#fff2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 style:list-style-name="L2">
      <style:graphic-properties draw:stroke="none" svg:stroke-width="0.035cm" draw:stroke-linejoin="miter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80808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0050a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76cm" svg:stroke-color="#c00000" draw:marker-end="msArrowEnd_20_9" draw:marker-end-width="0.88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pr1" style:family="presentation" style:parent-style-name="빈_20_화면-notes">
      <style:graphic-properties draw:fill-color="#ffffff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b2b2b2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4" style:family="paragraph">
      <loext:graphic-properties draw:fill="solid" draw:fill-color="#c000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fcd4d1" fo:font-size="20pt" fo:font-weight="bold" fo:hyphenate="true"/>
    </style:style>
    <style:style style:name="P5" style:family="paragraph">
      <loext:graphic-properties draw:fill="solid" draw:fill-color="#0d0d0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ccccc" fo:font-size="20pt" fo:font-weight="bold" fo:hyphenate="true"/>
    </style:style>
    <style:style style:name="P6" style:family="paragraph">
      <loext:graphic-properties draw:fill="solid" draw:fill-color="#40792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c2e0ae" fo:font-size="20pt" fo:font-weight="bold" fo:hyphenate="tru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hyphenate="true"/>
    </style:style>
    <style:style style:name="P8" style:family="paragraph">
      <loext:graphic-properties draw:fill="solid" draw:fill-color="#fff20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0pt" fo:font-weight="bold" fo:hyphenate="true"/>
    </style:style>
    <style:style style:name="P9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0pt" fo:font-weight="bold" fo:hyphenate="true"/>
    </style:style>
    <style:style style:name="P10" style:family="paragraph">
      <loext:graphic-properties draw:fill="solid" draw:fill-color="#808080"/>
      <style:paragraph-properties fo:text-align="start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fo:font-weight="bold" fo:hyphenate="tru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0pt" fo:font-weight="bold" fo:hyphenate="tru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color="#000000" fo:hyphenate="tru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12pt" fo:hyphenate="tru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tru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20pt" fo:font-weight="bold" fo:hyphenate="tru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000000" fo:hyphenate="tru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0000" fo:font-size="18pt" fo:hyphenate="true"/>
    </style:style>
    <style:style style:name="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fo:font-weight="bold" fo:hyphenate="tru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color="#000000" fo:font-size="20pt" fo:font-weight="bold" fo:hyphenate="true"/>
    </style:style>
    <style:style style:name="P25" style:family="paragraph">
      <loext:graphic-properties draw:fill-color="#ffffff"/>
    </style:style>
    <style:style style:name="T1" style:family="text">
      <style:text-properties fo:font-variant="normal" fo:text-transform="none" fo:color="#fcd4d1" style:text-line-through-style="none" style:text-line-through-type="none" style:text-position="0% 100%" style:font-name="Noto Sans CJK KR Regular" fo:font-size="20pt" fo:letter-spacing="normal" fo:font-style="normal" style:text-underline-style="none" fo:font-weight="bold" style:font-name-asian="Noto Sans CJK KR Regular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font-variant="normal" fo:text-transform="none" fo:color="#cccccc" style:text-line-through-style="none" style:text-line-through-type="none" style:text-position="0% 100%" style:font-name="Noto Sans CJK KR Regular" fo:font-size="20pt" fo:letter-spacing="normal" fo:font-style="normal" style:text-underline-style="none" fo:font-weight="bold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c2e0ae" style:text-line-through-style="none" style:text-line-through-type="none" style:text-position="0% 100%" style:font-name="Noto Sans CJK KR Regular" fo:font-size="20pt" fo:letter-spacing="normal" fo:font-style="normal" style:text-underline-style="none" fo:font-weight="bold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 CJK KR Regular" fo:font-size="20pt" fo:letter-spacing="normal" fo:font-style="normal" style:text-underline-style="none" fo:font-weight="bold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Noto Sans CJK KR Regular" fo:font-size="20pt" fo:letter-spacing="normal" fo:font-style="normal" style:text-underline-style="none" fo:font-weight="bold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50a0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50a0" style:text-line-through-style="none" style:text-line-through-type="none" style:text-position="0% 100%" style:font-name="Noto Sans CJK KR Regular" fo:letter-spacing="normal" fo:font-style="normal" style:text-underline-style="none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font-variant="normal" fo:text-transform="none" fo:color="#c00000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Noto Sans CJK KR Regular" fo:letter-spacing="normal" fo:font-style="normal" style:text-underline-style="none" style:font-name-asian="Noto Sans CJK KR Regular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style:font-name="Noto Sans CJK KR Regular" fo:font-size="10pt" fo:letter-spacing="normal" fo:font-style="normal" style:text-underline-style="none" fo:font-weight="normal" style:font-name-asian="Noto Sans CJK KR Regular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5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빈_20_화면" presentation:presentation-page-layout-name="AL1T0">
        <draw:custom-shape draw:style-name="gr1" draw:text-style-name="P1" draw:layer="layout" svg:width="25.4cm" svg:height="10.05cm" svg:x="0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5.4cm" svg:height="10.263cm" svg:x="0cm" svg:y="0cm">
          <text:p/>
          <draw:enhanced-geometry svg:viewBox="0 0 21600 21600" draw:type="rectangle" draw:enhanced-path="M 0 0 L 21600 0 21600 21600 0 21600 0 0 Z N"/>
        </draw:custom-shape>
        <draw:custom-shape draw:name="직사각형 1" draw:style-name="gr3" draw:text-style-name="P4" draw:layer="layout" svg:width="2.23cm" svg:height="0.764cm" svg:x="11.945cm" svg:y="3.626cm">
          <text:p text:style-name="P3"><text:span text:style-name="T1">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5" draw:style-name="gr4" draw:text-style-name="P5" draw:layer="layout" svg:width="3.339cm" svg:height="1.885cm" svg:x="11.378cm" svg:y="4.386cm">
          <text:p text:style-name="P3"><text:span text:style-name="T2">SLU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1" draw:style-name="gr5" draw:text-style-name="P6" draw:layer="layout" svg:width="16.738cm" svg:height="3.409cm" svg:x="4.604cm" svg:y="6.271cm">
          <text:p text:style-name="P3"><text:span text:style-name="T3">PC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2" draw:style-name="gr6" draw:text-style-name="P8" draw:layer="layout" svg:width="16.738cm" svg:height="0.582cm" svg:x="4.604cm" svg:y="9.68cm">
          <text:p text:style-name="P7"><text:span text:style-name="T4">TI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3" draw:style-name="gr7" draw:text-style-name="P9" draw:layer="layout" svg:width="22.347cm" svg:height="2.243cm" svg:x="1.64cm" svg:y="10.263cm">
          <text:p text:style-name="P3"><text:span text:style-name="T5">HEATSIN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4" draw:style-name="gr8" draw:text-style-name="P10" draw:layer="layout" svg:width="2.239cm" svg:height="3.952cm" svg:x="1.64cm" svg:y="11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5" draw:style-name="gr8" draw:text-style-name="P10" draw:layer="layout" svg:width="2.239cm" svg:height="3.952cm" svg:x="21.749cm" svg:y="11.1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6" draw:style-name="gr8" draw:text-style-name="P10" draw:layer="layout" svg:width="2.239cm" svg:height="3.952cm" svg:x="8.224cm" svg:y="11.0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18" draw:style-name="gr8" draw:text-style-name="P10" draw:layer="layout" svg:width="2.239cm" svg:height="3.952cm" svg:x="15.202cm" svg:y="11.0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오른쪽 중괄호 20" draw:style-name="gr9" draw:text-style-name="P11" draw:layer="layout" svg:width="0.494cm" svg:height="2.242cm" svg:x="14.921cm" svg:y="3.626cm">
          <text:p/>
          <draw:enhanced-geometry draw:mirror-horizontal="false" draw:mirror-vertical="false" svg:viewBox="0 0 0 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직사각형 21" draw:style-name="gr10" draw:text-style-name="P11" draw:layer="layout" svg:width="4.387cm" svg:height="0.758cm" svg:x="15.619cm" svg:y="4.358cm">
          <text:p text:style-name="P12"><text:span text:style-name="T6">LED Pack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3" draw:style-name="gr10" draw:text-style-name="P14" draw:layer="layout" svg:width="5.8cm" svg:height="1.945cm" svg:x="9.9cm" svg:y="15.6cm">
          <text:p text:style-name="P13"><text:span text:style-name="T7">AIR</text:span></text:p>
          <text:p text:style-name="P13"><text:span text:style-name="T7">Ambient = 25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5" draw:style-name="gr11" draw:text-style-name="P16" draw:layer="layout" svg:width="10.16cm" svg:height="0.756cm" svg:x="1.917cm" svg:y="3.633cm">
          <text:p text:style-name="P15"><text:span text:style-name="T8">Ga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27" draw:style-name="gr12" draw:text-style-name="P16" draw:layer="layout" svg:width="11.377cm" svg:height="0.756cm" svg:x="0cm" svg:y="4.898cm">
          <text:p text:style-name="P15"><text:span text:style-name="T9">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1" draw:style-name="gr13" draw:text-style-name="P16" draw:layer="layout" svg:width="4.677cm" svg:height="0.756cm" svg:x="0cm" svg:y="7.6cm">
          <text:p text:style-name="P17"><text:span text:style-name="T10">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2" draw:style-name="gr14" draw:text-style-name="P16" draw:layer="layout" svg:width="3.744cm" svg:height="0.756cm" svg:x="1cm" svg:y="9.597cm">
          <text:p text:style-name="P17"><text:span text:style-name="T10">Thermal Gr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33" draw:style-name="gr15" draw:text-style-name="P18" draw:layer="layout" svg:width="2.777cm" svg:height="0.756cm" svg:x="1.9cm" svg:y="10.966cm">
          <text:p text:style-name="P17"><text:span text:style-name="T11">Alumini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선 화살표 연결선 46" draw:style-name="gr16" draw:text-style-name="P19" draw:layer="layout" svg:width="0.001cm" svg:height="1.349cm" svg:x="12.973cm" svg:y="2.0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직사각형 47" draw:style-name="gr10" draw:text-style-name="P11" draw:layer="layout" svg:width="5.826cm" svg:height="0.758cm" svg:x="10.06cm" svg:y="1.255cm">
          <text:p text:style-name="P3"><text:span text:style-name="T12">Heat Flux = 0.7 [W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0" draw:style-name="gr17" draw:text-style-name="P20" draw:layer="layout" svg:width="3.845cm" svg:height="1.098cm" svg:x="21cm" svg:y="0.6cm">
          <text:p text:style-name="P13"><text:span text:style-name="T13">Adiabat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89" draw:style-name="gr18" draw:text-style-name="P22" draw:layer="layout" svg:width="4.314cm" svg:height="2.957cm" svg:x="1.8cm" svg:y="15.6cm">
          <text:p text:style-name="P21"><text:span text:style-name="T8">Uniform h</text:span></text:p>
          <text:p text:style-name="P21"><text:span text:style-name="T8">= 10 [W/m^2K]</text:span></text:p>
          <text:p text:style-name="P21"><text:span text:style-name="T14"/></text:p>
          <text:p text:style-name="P21"><text:span text:style-name="T14">Ref.</text:span></text:p>
          <text:p text:style-name="P21"><text:span text:style-name="T14">Natural Conv. = 2-25</text:span></text:p>
          <text:p text:style-name="P21"><text:span text:style-name="T14">Forced Conv.=25-25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직사각형 60" draw:style-name="gr19" draw:text-style-name="P24" draw:layer="layout" svg:width="6.8cm" svg:height="1.098cm" svg:x="17.9cm" svg:y="17.202cm">
          <text:p text:style-name="P23"><text:span text:style-name="T13">Conv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KR Regular" svg:font-family="'Noto Sans CJK KR Regular'"/>
    <style:font-face style:name="Noto Sans CJK JP Regular" svg:font-family="'Noto Sans CJK JP Regular'" style:font-family-generic="roman" style:font-pitch="variable"/>
    <style:font-face style:name="FreeSans" svg:font-family="FreeSans" style:font-family-generic="system" style:font-pitch="variable"/>
    <style:font-face style:name="Noto Sans CJK JP Regular1" svg:font-family="'Noto Sans CJK JP Regular'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 CJK JP Regular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18pt" fo:font-style="normal" fo:text-shadow="none" style:text-underline-style="none" fo:font-weight="normal" style:letter-kerning="true" style:font-name-asian="Noto Sans CJK JP Regular1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빈_20_화면-background" style:display-name="빈 화면-background" style:family="presentation">
      <style:graphic-properties draw:stroke="none" draw:fill="solid" draw:fill-color="#ffffff"/>
      <style:text-properties style:letter-kerning="true"/>
    </style:style>
    <style:style style:name="빈_20_화면-backgroundobjects" style:display-name="빈 화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빈_20_화면-notes" style:display-name="빈 화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빈_20_화면-outline1" style:display-name="빈 화면-outline1" style:family="presentation">
      <style:graphic-properties draw:stroke="none" draw:fill="none" draw:auto-grow-height="false" draw:fit-to-size="shrink-to-fit">
        <text:list-style style:name="빈_20_화면-outline1" style:display-name="빈 화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oto Sans CJK KR Regular" fo:font-family="'Noto Sans CJK KR Regular'" fo:font-size="28pt" fo:letter-spacing="normal" fo:language="ko" fo:country="KR" fo:font-style="normal" fo:text-shadow="none" style:text-underline-style="none" fo:font-weight="normal" style:letter-kerning="true" fo:background-color="transparent" style:font-name-asian="Noto Sans CJK KR Regular" style:font-family-asian="'Noto Sans CJK KR Regular'" style:font-size-asian="2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2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빈_20_화면-outline2" style:display-name="빈 화면-outline2" style:family="presentation" style:parent-style-name="빈_20_화면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oto Sans CJK KR Regular" fo:font-family="'Noto Sans CJK KR Regular'" fo:font-size="20pt" fo:letter-spacing="normal" fo:font-style="normal" style:text-underline-style="none" fo:font-weight="normal" style:font-name-asian="Noto Sans CJK KR Regular" style:font-family-asian="'Noto Sans CJK KR Regular'" style:font-size-asian="20pt" style:font-style-asian="normal" style:font-weight-asian="normal" style:font-size-complex="20pt" style:font-style-complex="normal" style:font-weight-complex="normal" fo:hyphenate="true"/>
    </style:style>
    <style:style style:name="빈_20_화면-outline3" style:display-name="빈 화면-outline3" style:family="presentation" style:parent-style-name="빈_20_화면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oto Sans CJK KR Regular" fo:font-family="'Noto Sans CJK KR Regular'" fo:font-size="18pt" fo:letter-spacing="normal" fo:font-style="normal" style:text-underline-style="none" fo:font-weight="normal" style:font-name-asian="Noto Sans CJK KR Regular" style:font-family-asian="'Noto Sans CJK KR Regular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4" style:display-name="빈 화면-outline4" style:family="presentation" style:parent-style-name="빈_20_화면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Noto Sans CJK KR Regular" fo:font-family="'Noto Sans CJK KR Regular'" fo:font-size="18pt" fo:letter-spacing="normal" fo:font-style="normal" style:text-underline-style="none" fo:font-weight="normal" style:font-name-asian="Noto Sans CJK KR Regular" style:font-family-asian="'Noto Sans CJK KR Regular'" style:font-size-asian="18pt" style:font-style-asian="normal" style:font-weight-asian="normal" style:font-size-complex="18pt" style:font-style-complex="normal" style:font-weight-complex="normal" fo:hyphenate="true"/>
    </style:style>
    <style:style style:name="빈_20_화면-outline5" style:display-name="빈 화면-outline5" style:family="presentation" style:parent-style-name="빈_20_화면-outline4">
      <style:paragraph-properties fo:margin-top="0.1cm" fo:margin-bottom="0cm"/>
      <style:text-properties fo:font-size="20pt" style:font-size-asian="20pt" style:font-size-complex="20pt"/>
    </style:style>
    <style:style style:name="빈_20_화면-outline6" style:display-name="빈 화면-outline6" style:family="presentation" style:parent-style-name="빈_20_화면-outline5">
      <style:paragraph-properties fo:margin-top="0.1cm" fo:margin-bottom="0cm"/>
      <style:text-properties fo:font-size="20pt" style:font-size-asian="20pt" style:font-size-complex="20pt"/>
    </style:style>
    <style:style style:name="빈_20_화면-outline7" style:display-name="빈 화면-outline7" style:family="presentation" style:parent-style-name="빈_20_화면-outline6">
      <style:paragraph-properties fo:margin-top="0.1cm" fo:margin-bottom="0cm"/>
      <style:text-properties fo:font-size="20pt" style:font-size-asian="20pt" style:font-size-complex="20pt"/>
    </style:style>
    <style:style style:name="빈_20_화면-outline8" style:display-name="빈 화면-outline8" style:family="presentation" style:parent-style-name="빈_20_화면-outline7">
      <style:paragraph-properties fo:margin-top="0.1cm" fo:margin-bottom="0cm"/>
      <style:text-properties fo:font-size="20pt" style:font-size-asian="20pt" style:font-size-complex="20pt"/>
    </style:style>
    <style:style style:name="빈_20_화면-outline9" style:display-name="빈 화면-outline9" style:family="presentation" style:parent-style-name="빈_20_화면-outline8">
      <style:paragraph-properties fo:margin-top="0.1cm" fo:margin-bottom="0cm"/>
      <style:text-properties fo:font-size="20pt" style:font-size-asian="20pt" style:font-size-complex="20pt"/>
    </style:style>
    <style:style style:name="빈_20_화면-subtitle" style:display-name="빈 화면-subtitle" style:family="presentation">
      <style:graphic-properties draw:stroke="none" draw:fill="none" draw:textarea-vertical-align="middle">
        <text:list-style style:name="빈_20_화면-subtitle" style:display-name="빈 화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CJK JP Regular" fo:font-family="'Noto Sans CJK JP Regular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1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빈_20_화면-title" style:display-name="빈 화면-title" style:family="presentation">
      <style:graphic-properties draw:stroke="none" draw:fill="none" draw:textarea-vertical-align="middle">
        <text:list-style style:name="빈_20_화면-title" style:display-name="빈 화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Noto Sans CJK KR Regular" fo:font-family="'Noto Sans CJK KR Regular'" fo:font-size="18pt" fo:letter-spacing="normal" fo:language="ko" fo:country="KR" fo:font-style="normal" fo:text-shadow="none" style:text-underline-style="none" fo:font-weight="normal" style:letter-kerning="true" fo:background-color="transparent" style:font-name-asian="Noto Sans CJK KR Regular" style:font-family-asian="'Noto Sans CJK KR Regular'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빈_20_화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빈_20_화면-backgroundobjects">
      <style:graphic-properties draw:stroke="none" draw:fill="none" draw:fill-color="#ffffff" draw:auto-grow-height="false" fo:min-height="12.573cm"/>
    </style:style>
    <style:style style:name="Mpr3" style:family="presentation" style:parent-style-name="빈_20_화면-backgroundobjects">
      <style:graphic-properties draw:stroke="none" draw:fill="none" draw:fill-color="#ffffff" draw:auto-grow-height="false" fo:min-height="1.397cm"/>
    </style:style>
    <style:style style:name="Mpr4" style:family="presentation" style:parent-style-name="빈_20_화면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tru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Noto Sans CJK KR Regular" fo:font-size="12pt" fo:letter-spacing="normal" fo:font-style="normal" style:text-underline-style="none" fo:font-weight="normal" style:font-name-asian="Noto Sans CJK KR Regular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빈_20_화면" style:display-name="빈 화면" style:page-layout-name="PM1" draw:style-name="Mdp1">
      <draw:frame draw:name="Date Placeholder 1" presentation:style-name="Mpr1" draw:text-style-name="MP6" draw:layer="backgroundobjects" svg:width="5.714cm" svg:height="1.013cm" svg:x="1.746cm" svg:y="17.657cm" presentation:class="date-time" presentation:user-transformed="true">
        <draw:text-box>
          <text:p text:style-name="MP5"><text:span text:style-name="MT2"><text:date style:data-style-name="D1" text:date-value="2017-11-14">11/14/17</text:date></text:span></text:p>
        </draw:text-box>
      </draw:frame>
      <draw:frame draw:name="Footer Placeholder 2" presentation:style-name="Mpr1" draw:text-style-name="MP6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5.714cm" svg:height="1.013cm" svg:x="17.939cm" svg:y="17.657cm" presentation:class="page-number" presentation:user-transformed="true">
        <draw:text-box>
          <text:p text:style-name="MP7"><text:span text:style-name="MT2"><text:page-number>&lt;숫자&gt;</text:page-number></text:span></text:p>
        </draw:text-box>
      </draw:frame>
      <draw:frame presentation:style-name="빈_20_화면-title" draw:layer="backgroundobjects" svg:width="22.859cm" svg:height="3.18cm" svg:x="1.27cm" svg:y="0.76cm" presentation:class="title" presentation:placeholder="true">
        <draw:text-box/>
      </draw:frame>
      <draw:frame presentation:style-name="빈_20_화면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빈_20_화면-title" draw:layer="backgroundobjects" svg:width="13.968cm" svg:height="10.476cm" svg:x="3.81cm" svg:y="2.123cm" presentation:class="page"/>
        <draw:frame presentation:style-name="빈_20_화면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user</meta:initial-creator>
    <meta:editing-cycles>38</meta:editing-cycles>
    <meta:creation-date>2017-02-20T23:46:06</meta:creation-date>
    <dc:date>2017-11-14T13:28:20.036596833</dc:date>
    <meta:editing-duration>PT7H13M34S</meta:editing-duration>
    <meta:generator>LibreOffice/5.4.2.2$Linux_X86_64 LibreOffice_project/40m0$Build-2</meta:generator>
    <meta:document-statistic meta:object-count="4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Office Theme" xlink:href=""/>
  </office:meta>
</office:document-meta>
</file>